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1">
      <style:paragraph-properties fo:margin-top="0in" fo:margin-bottom="0in" fo:padding="0.0193in" fo:border="0.0008in solid #d9d9e3"/>
    </style:style>
    <style:style style:name="P9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style:style style:name="P15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Раздел "Расширенные возможности плагинов" может представлять следующий набор ключевых тем и концепций:</text:p>
      <text:h text:style-name="P14" text:outline-level="3">4. Расширенные возможности плагинов</text:h>
      <text:h text:style-name="P15" text:outline-level="4">Таксономии и типы записей:</text:h>
      <text:list xml:id="list7644164798437603773" text:style-name="L1">
        <text:list-item>
          <text:p text:style-name="P2"><text:span text:style-name="Strong_20_Emphasis">Создание пользовательских типов записей (CPT):</text:span></text:p>
          <text:list>
            <text:list-item>
              <text:p text:style-name="P8">Глубокое понимание регистрации и настройки пользовательских типов записей.</text:p>
            </text:list-item>
            <text:list-item>
              <text:p text:style-name="P8">Примеры использования CPT для организации различных типов контента на сайте.</text:p>
            </text:list-item>
          </text:list>
        </text:list-item>
        <text:list-item>
          <text:p text:style-name="P2"><text:span text:style-name="Strong_20_Emphasis">Работа с таксономиями:</text:span></text:p>
          <text:list>
            <text:list-item>
              <text:p text:style-name="P8">Создание пользовательских таксономий для категоризации контента.</text:p>
            </text:list-item>
            <text:list-item>
              <text:p text:style-name="P2">Примеры использования таксономий для удобства навигации и фильтрации контента.</text:p>
            </text:list-item>
          </text:list>
        </text:list-item>
      </text:list>
      <text:h text:style-name="P15" text:outline-level="4">AJAX и REST API:</text:h>
      <text:list xml:id="list1147008795684669613" text:style-name="L2">
        <text:list-item>
          <text:p text:style-name="P3"><text:span text:style-name="Strong_20_Emphasis">Сложные запросы через AJAX:</text:span></text:p>
          <text:list>
            <text:list-item>
              <text:p text:style-name="P9">Использование AJAX для выполнения сложных запросов и манипуляций с данными.</text:p>
            </text:list-item>
            <text:list-item>
              <text:p text:style-name="P9">Примеры асинхронной загрузки контента, фильтрации и сортировки результатов.</text:p>
            </text:list-item>
          </text:list>
        </text:list-item>
        <text:list-item>
          <text:p text:style-name="P3"><text:span text:style-name="Strong_20_Emphasis">Расширение функционала через REST API:</text:span></text:p>
          <text:list>
            <text:list-item>
              <text:p text:style-name="P9">Создание дополнительных RESTful эндпоинтов для более сложных операций.</text:p>
            </text:list-item>
            <text:list-item>
              <text:p text:style-name="P3">Примеры передачи и обработки различных типов данных через REST API.</text:p>
            </text:list-item>
          </text:list>
        </text:list-item>
      </text:list>
      <text:h text:style-name="P15" text:outline-level="4">Работа с медиафайлами и изображениями:</text:h>
      <text:list xml:id="list5806087052849050134" text:style-name="L3">
        <text:list-item>
          <text:p text:style-name="P4"><text:span text:style-name="Strong_20_Emphasis">Обработка медиафайлов:</text:span></text:p>
          <text:list>
            <text:list-item>
              <text:p text:style-name="P10">Примеры изменения и управления загруженными файлами, их обрезка, масштабирование и оптимизация.</text:p>
            </text:list-item>
          </text:list>
        </text:list-item>
        <text:list-item>
          <text:p text:style-name="P4"><text:span text:style-name="Strong_20_Emphasis">Интерактивные галереи и медиа-контент:</text:span></text:p>
          <text:list>
            <text:list-item>
              <text:p text:style-name="P4">Создание интерактивных галерей изображений или медиа-контента с использованием плагина.</text:p>
            </text:list-item>
          </text:list>
        </text:list-item>
      </text:list>
      <text:h text:style-name="P15" text:outline-level="4">Адаптивный и мультимедийный контент:</text:h>
      <text:list xml:id="list7245926835931494564" text:style-name="L4">
        <text:list-item>
          <text:p text:style-name="P5"><text:span text:style-name="Strong_20_Emphasis">Адаптивный дизайн и контент:</text:span></text:p>
          <text:list>
            <text:list-item>
              <text:p text:style-name="P11">Использование адаптивных изображений и медиа для поддержки мобильных устройств и различных экранов.</text:p>
            </text:list-item>
          </text:list>
        </text:list-item>
        <text:list-item>
          <text:p text:style-name="P5"><text:span text:style-name="Strong_20_Emphasis">Видео и аудио контент:</text:span></text:p>
          <text:list>
            <text:list-item>
              <text:p text:style-name="P5"><text:soft-page-break/>Внедрение и управление видео- и аудио-контентом на сайте с помощью плагинов.</text:p>
            </text:list-item>
          </text:list>
        </text:list-item>
      </text:list>
      <text:h text:style-name="P15" text:outline-level="4">Расширенная оптимизация и безопасность:</text:h>
      <text:list xml:id="list5533437414119221076" text:style-name="L5">
        <text:list-item>
          <text:p text:style-name="P6"><text:span text:style-name="Strong_20_Emphasis">Кэширование и оптимизация скорости загрузки:</text:span></text:p>
          <text:list>
            <text:list-item>
              <text:p text:style-name="P12">Продвинутые методы кэширования и улучшения производительности для быстрой загрузки страниц.</text:p>
            </text:list-item>
          </text:list>
        </text:list-item>
        <text:list-item>
          <text:p text:style-name="P6"><text:span text:style-name="Strong_20_Emphasis">Безопасность и защита данных:</text:span></text:p>
          <text:list>
            <text:list-item>
              <text:p text:style-name="P6">Реализация дополнительных мер безопасности, таких как двухфакторная аутентификация, шифрование данных и прочее.</text:p>
            </text:list-item>
          </text:list>
        </text:list-item>
      </text:list>
      <text:h text:style-name="P15" text:outline-level="4">Практические упражнения и проект:</text:h>
      <text:list xml:id="list3641029765622679113" text:style-name="L6">
        <text:list-item>
          <text:p text:style-name="P13"><text:span text:style-name="Strong_20_Emphasis">Проекты для применения знаний:</text:span></text:p>
          <text:list>
            <text:list-item>
              <text:p text:style-name="P13">Разработка плагина, использующего сложные механизмы AJAX и REST API для взаимодействия с сервером и обработки данных.</text:p>
            </text:list-item>
          </text:list>
        </text:list-item>
        <text:list-item>
          <text:p text:style-name="P13"><text:span text:style-name="Strong_20_Emphasis">Использование мультимедийного контента:</text:span></text:p>
          <text:list>
            <text:list-item>
              <text:p text:style-name="P7">Создание плагина, который работает с различными типами мультимедийного контента и предоставляет пользователю интерактивные возможности.</text:p>
            </text:list-item>
          </text:list>
        </text:list-item>
      </text:list>
      <text:p text:style-name="P1">Этот раздел позволит разработчикам углубить свои знания в различных аспектах разработки плагинов для WordPress, расширить их функционал и обеспечить более широкий спектр возможностей для пользователей сай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3:02:18.37</dc:date>
    <meta:document-statistic meta:table-count="0" meta:image-count="0" meta:object-count="0" meta:page-count="2" meta:paragraph-count="37" meta:word-count="306" meta:character-count="2336"/>
    <dc:creator>Dima Wide</dc:creator>
    <meta:user-defined meta:name="Info 1"/>
    <meta:user-defined meta:name="Info 2"/>
    <meta:user-defined meta:name="Info 3"/>
    <meta:user-defined meta:name="Info 4"/>
  </office:meta>
</office:document-meta>
</file>